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el d'installation</text:p>
      <text:p text:style-name="P2"/>
      <text:list xml:id="list549059785851731697" text:style-name="L1">
        <text:list-item>
          <text:p text:style-name="P4"><text:span text:style-name="T1">Environnement utilisé :</text:span></text:p>
          <text:list>
            <text:list-item>
              <text:p text:style-name="P4"><text:span text:style-name="T1">PHP5</text:span></text:p>
            </text:list-item>
            <text:list-item>
              <text:p text:style-name="P4"><text:span text:style-name="T1">Apache</text:span></text:p>
            </text:list-item>
            <text:list-item>
              <text:p text:style-name="P4"><text:span text:style-name="T1">MySQL</text:span></text:p>
            </text:list-item>
            <text:list-item>
              <text:p text:style-name="P4"><text:span text:style-name="T1">Moteur de template « Smarty »</text:span></text:p>
            </text:list-item>
            <text:list-item>
              <text:p text:style-name="P4"><text:span text:style-name="T1">WampServer</text:span></text:p>
            </text:list-item>
          </text:list>
        </text:list-item>
      </text:list>
      <text:p text:style-name="P3"><text:span text:style-name="T1"/></text:p>
      <text:list xml:id="list29625131" text:continue-numbering="true" text:style-name="L1">
        <text:list-item>
          <text:p text:style-name="P4"><text:span text:style-name="T1">Le fichier de configuration « config/config.php » contient les différents paramètres de l'application :</text:span></text:p>
          <text:list>
            <text:list-item>
              <text:p text:style-name="P4"><text:span text:style-name="T2">_URL_ROOT : l'url de base de l'application (Obligatoire)</text:span></text:p>
            </text:list-item>
            <text:list-item>
              <text:p text:style-name="P6"><text:span text:style-name="T1">_DIR_ROOT : le chemin absolu du dossier contenant l'application (Obligatoire)</text:span></text:p>
            </text:list-item>
            <text:list-item>
              <text:p text:style-name="P6"><text:span text:style-name="T1">_DB_CON_HOST:le hôte de la base de donnée (Obligatoire)</text:span></text:p>
            </text:list-item>
            <text:list-item>
              <text:p text:style-name="P6"><text:span text:style-name="T1">_DB_CON_USER : l'utilisateur de la base de donnée (Obligatoire)</text:span></text:p>
            </text:list-item>
            <text:list-item>
              <text:p text:style-name="P6"><text:span text:style-name="T1">_DB_CON_PASS : le mot de passe de la base de donnée (Obligatoire)</text:span></text:p>
            </text:list-item>
            <text:list-item>
              <text:p text:style-name="P6"><text:span text:style-name="T1">_DB_CON_DB : la base de donnée utilisée (Obligatoire)</text:span></text:p>
            </text:list-item>
            <text:list-item>
              <text:p text:style-name="P6"><text:span text:style-name="T1">_SESSION_PREFIX :préfixe utilisé pour l'id des sessions</text:span></text:p>
            </text:list-item>
            <text:list-item>
              <text:p text:style-name="P6"><text:span text:style-name="T1">_AES_KEYWORD : un mot clé pour le cryptage des mots de passe (Obligatoire)</text:span></text:p>
            </text:list-item>
          </text:list>
        </text:list-item>
      </text:list>
      <text:p text:style-name="P5"><text:span text:style-name="T1"/></text:p>
      <text:list xml:id="list29633401" text:continue-numbering="true" text:style-name="L1">
        <text:list-item>
          <text:p text:style-name="P6"><text:span text:style-name="T1">Le dossier « view/_view_c/ » doit être accessible pour « écriture », ce dossier contiendra le cache généré par le moteur de template « Smarty »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HORES Anis</meta:initial-creator>
    <meta:creation-date>2019-06-05T09:16:02.43</meta:creation-date>
    <dc:date>2019-06-05T09:42:27.85</dc:date>
    <dc:creator>GHORES Anis</dc:creator>
    <meta:editing-duration>PT26M25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7" meta:word-count="146" meta:character-count="874"/>
  </office:meta>
</office:document-meta>
</file>